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h text:style-name="Heading_20_1" text:outline-level="1"><text:bookmark-start text:name="header-n0"/>Chronik der Familie Fleschutz<text:bookmark-end text:name="header-n0"/></text:h>
      <text:p text:style-name="First_20_paragraph">Download als: <text:a xlink:type="simple" xlink:href="../Chronik.docx" office:name=""><text:span text:style-name="Definition">.DOCX</text:span></text:a> | <text:a xlink:type="simple" xlink:href="../Chronik.epub" office:name=""><text:span text:style-name="Definition">E-Book</text:span></text:a> | <text:a xlink:type="simple" xlink:href="../Chronik.html" office:name=""><text:span text:style-name="Definition">.HTML</text:span></text:a> | <text:a xlink:type="simple" xlink:href="../Chronik.opml" office:name=""><text:span text:style-name="Definition">.OPML</text:span></text:a> | <text:a xlink:type="simple" xlink:href="../Chronik.pdf" office:name=""><text:span text:style-name="Definition">.PDF</text:span></text:a> | <text:a xlink:type="simple" xlink:href="../Chronik.rtf" office:name=""><text:span text:style-name="Definition">.RTF</text:span></text:a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Jahr</text:p>
            </table:table-cell>
            <table:table-cell table:style-name="TableHeaderRowCell" office:value-type="string">
              <text:p text:style-name="Table_20_Heading">Ereignis (* = Geburt, &amp; = Hochzeit, + = Tod, [] = Beruf, {} = Quelle)</text:p>
            </table:table-cell>
          </table:table-row>
        </table:table-header-rows>
        <table:table-row>
          <table:table-cell table:style-name="TableRowCell" office:value-type="string">
            <text:p text:style-name="Table_20_Contents">1412</text:p>
          </table:table-cell>
          <table:table-cell table:style-name="TableRowCell" office:value-type="string">
            <text:p text:style-name="Table_20_Contents">Utz Brästel genannt Fläschüzen, kauft die Güter zu "Wyler" und "Mätzlins" (jetzt Fleschützen bei Börwang) vom Fürststift Kempten {<text:a xlink:type="simple" xlink:href="../Quellen/Fuerststift_Kempten/Urkunde_263/" office:name=""><text:span text:style-name="Definition">Urkunde 263</text:span></text:a>}, erste urkundliche Erwähnung von Fleschutz</text:p>
          </table:table-cell>
        </table:table-row>
        <table:table-row>
          <table:table-cell table:style-name="TableRowCell" office:value-type="string">
            <text:p text:style-name="Table_20_Contents">1480</text:p>
          </table:table-cell>
          <table:table-cell table:style-name="TableRowCell" office:value-type="string">
            <text:p text:style-name="Table_20_Contents">Jörg Fleschütz, Haldenwanger Pfarr.</text:p>
          </table:table-cell>
        </table:table-row>
        <table:table-row>
          <table:table-cell table:style-name="TableRowCell" office:value-type="string">
            <text:p text:style-name="Table_20_Contents">1505</text:p>
          </table:table-cell>
          <table:table-cell table:style-name="TableRowCell" office:value-type="string">
            <text:p text:style-name="Table_20_Contents">Vergleich zwischen Hans Johann Fleschutz und Hans Caspar Laubenberg {<text:a xlink:type="simple" xlink:href="../Quellen/Fuerststift_Kempten/Urkunde_1757/" office:name=""><text:span text:style-name="Definition">Urkunde 1757</text:span></text:a>}</text:p>
          </table:table-cell>
        </table:table-row>
        <table:table-row>
          <table:table-cell table:style-name="TableRowCell" office:value-type="string">
            <text:p text:style-name="Table_20_Contents">1516</text:p>
          </table:table-cell>
          <table:table-cell table:style-name="TableRowCell" office:value-type="string">
            <text:p text:style-name="Table_20_Contents">Frevelgerichtsbarkeit zu Fleschützen {<text:a xlink:type="simple" xlink:href="../Quellen/Fuerststift_Kempten/Urkunde_2007/" office:name=""><text:span text:style-name="Definition">Urkunde 2007</text:span></text:a>}</text:p>
          </table:table-cell>
        </table:table-row>
        <table:table-row>
          <table:table-cell table:style-name="TableRowCell" office:value-type="string">
            <text:p text:style-name="Table_20_Contents">1525</text:p>
          </table:table-cell>
          <table:table-cell table:style-name="TableRowCell" office:value-type="string">
            <text:p text:style-name="Table_20_Contents">Deutscher Bauernkrieg, 200 Allgäuer Höfe werden in Brand gesteckt {<text:a xlink:type="simple" xlink:href="../Quellen/Wikipedia/Deutscher_Bauernkrieg/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530</text:p>
          </table:table-cell>
          <table:table-cell table:style-name="TableRowCell" office:value-type="string">
            <text:p text:style-name="Table_20_Contents">Georg Fleschutz (Hofmeister) kauft Wasserrecht zu Burkarts {<text:a xlink:type="simple" xlink:href="../Quellen/Fuerststift_Kempten/Urkunde_2546/" office:name=""><text:span text:style-name="Definition">Urkunde 2546</text:span></text:a>}</text:p>
          </table:table-cell>
        </table:table-row>
        <table:table-row>
          <table:table-cell table:style-name="TableRowCell" office:value-type="string">
            <text:p text:style-name="Table_20_Contents">1540</text:p>
          </table:table-cell>
          <table:table-cell table:style-name="TableRowCell" office:value-type="string">
            <text:p text:style-name="Table_20_Contents">Georg Fleschutz (Hofmeister) kauft Haus vom Konvent {<text:a xlink:type="simple" xlink:href="../Quellen/Fuerststift_Kempten/Urkunde_2915/" office:name=""><text:span text:style-name="Definition">Urkunde 2915</text:span></text:a>}</text:p>
          </table:table-cell>
        </table:table-row>
        <table:table-row>
          <table:table-cell table:style-name="TableRowCell" office:value-type="string">
            <text:p text:style-name="Table_20_Contents">1542</text:p>
          </table:table-cell>
          <table:table-cell table:style-name="TableRowCell" office:value-type="string">
            <text:p text:style-name="Table_20_Contents">Georg Fleschutz (Hofmeister) kauft 2 Häuser vom Konvent {<text:a xlink:type="simple" xlink:href="../Quellen/Fuerststift_Kempten/Urkunde_2984" office:name=""><text:span text:style-name="Definition">Urkunde 2984</text:span></text:a>}</text:p>
          </table:table-cell>
        </table:table-row>
        <table:table-row>
          <table:table-cell table:style-name="TableRowCell" office:value-type="string">
            <text:p text:style-name="Table_20_Contents">1543</text:p>
          </table:table-cell>
          <table:table-cell table:style-name="TableRowCell" office:value-type="string">
            <text:p text:style-name="Table_20_Contents">Baltus Fleschutz, zum Weyler, genannt (bei den) Fleschutzen</text:p>
          </table:table-cell>
        </table:table-row>
        <table:table-row>
          <table:table-cell table:style-name="TableRowCell" office:value-type="string">
            <text:p text:style-name="Table_20_Contents">1544</text:p>
          </table:table-cell>
          <table:table-cell table:style-name="TableRowCell" office:value-type="string">
            <text:p text:style-name="Table_20_Contents">Georg Fleschutz, Hofmeister im Stift Kempten</text:p>
          </table:table-cell>
        </table:table-row>
        <table:table-row>
          <table:table-cell table:style-name="TableRowCell" office:value-type="string">
            <text:p text:style-name="Table_20_Contents">1550</text:p>
          </table:table-cell>
          <table:table-cell table:style-name="TableRowCell" office:value-type="string">
            <text:p text:style-name="Table_20_Contents">Agatha Fleschutz verkauft ihr Gut zu Eschers (Untrasried) für 200 Gulden {<text:a xlink:type="simple" xlink:href="../Quellen/Fuerststift_Kempten/Urkunde_3316" office:name=""><text:span text:style-name="Definition">Urkunde 3316</text:span></text:a>}</text:p>
          </table:table-cell>
        </table:table-row>
        <table:table-row>
          <table:table-cell table:style-name="TableRowCell" office:value-type="string">
            <text:p text:style-name="Table_20_Contents">1550-1743</text:p>
          </table:table-cell>
          <table:table-cell table:style-name="TableRowCell" office:value-type="string">
            <text:p text:style-name="Table_20_Contents">Güter und Untertanen zu Fleschützen {<text:a xlink:type="simple" xlink:href="../Quellen/Fuerststift_Kempten/Akte_1913" office:name=""><text:span text:style-name="Definition">Akte 1913</text:span></text:a>}</text:p>
          </table:table-cell>
        </table:table-row>
        <table:table-row>
          <table:table-cell table:style-name="TableRowCell" office:value-type="string">
            <text:p text:style-name="Table_20_Contents">1554</text:p>
          </table:table-cell>
          <table:table-cell table:style-name="TableRowCell" office:value-type="string">
            <text:p text:style-name="Table_20_Contents">Georg Fleschutz (in Schwarzen) wegen verliehener Wirtschaftsgerechtsame {<text:a xlink:type="simple" xlink:href="../Quellen/Fuerststift_Kempten/Urkunde_3495/" office:name=""><text:span text:style-name="Definition">Urkunde 3495</text:span></text:a>} und {<text:a xlink:type="simple" xlink:href="../Quellen/Fuerststift_Kempten/Urkunde_3499" office:name=""><text:span text:style-name="Definition">Urkunde 3499</text:span></text:a>}</text:p>
          </table:table-cell>
        </table:table-row>
        <table:table-row>
          <table:table-cell table:style-name="TableRowCell" office:value-type="string">
            <text:p text:style-name="Table_20_Contents">1564</text:p>
          </table:table-cell>
          <table:table-cell table:style-name="TableRowCell" office:value-type="string">
            <text:p text:style-name="Table_20_Contents">Baltasar Fleschutz (Scholare) will Priester werden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Christoph Fleschutz kauft ein Haus mit Taferngerechtigkeit {<text:a xlink:type="simple" xlink:href="../Quellen/Fuerststift_Kempten/Urkunde_3800" office:name=""><text:span text:style-name="Definition">Urkunde 3800</text:span></text:a>}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Balthus Fleschutz zu Fleschützen bekommt Zinsbrief von Lukas Haini zu Bachtels {<text:a xlink:type="simple" xlink:href="../Quellen/Fuerststift_Kempten/Urkunde_3778" office:name=""><text:span text:style-name="Definition">Urkunde 3778</text:span></text:a>}</text:p>
          </table:table-cell>
        </table:table-row>
        <table:table-row>
          <table:table-cell table:style-name="TableRowCell" office:value-type="string">
            <text:p text:style-name="Table_20_Contents">1618-1648</text:p>
          </table:table-cell>
          <table:table-cell table:style-name="TableRowCell" office:value-type="string">
            <text:p text:style-name="Table_20_Contents">Dreißigjähriger Krieg, dadurch Hungersnöte und Seuchen. In Teilen Süddeutschlands überlebte nur ein Drittel der Bevölkerung {<text:a xlink:type="simple" xlink:href="../Quellen/Wikipedia/Dreissigjaehriger_Krieg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658</text:p>
          </table:table-cell>
          <table:table-cell table:style-name="TableRowCell" office:value-type="string">
            <text:p text:style-name="Table_20_Contents">Hans Georg Fleschutz verkauft Baind zu Dickenbühl {<text:a xlink:type="simple" xlink:href="../Quellen/Fuerststift_Kempten/Urkunde_5642/" office:name=""><text:span text:style-name="Definition">Urkunde 5642</text:span></text:a>}</text:p>
          </table:table-cell>
        </table:table-row>
        <table:table-row>
          <table:table-cell table:style-name="TableRowCell" office:value-type="string">
            <text:p text:style-name="Table_20_Contents">1666</text:p>
          </table:table-cell>
          <table:table-cell table:style-name="TableRowCell" office:value-type="string">
            <text:p text:style-name="Table_20_Contents">Baltasar Fleschutz, Bauschreiber im Stift Kempten</text:p>
          </table:table-cell>
        </table:table-row>
        <table:table-row>
          <table:table-cell table:style-name="TableRowCell" office:value-type="string">
            <text:p text:style-name="Table_20_Contents">1686</text:p>
          </table:table-cell>
          <table:table-cell table:style-name="TableRowCell" office:value-type="string">
            <text:p text:style-name="Table_20_Contents">Georg Fleschutz zu Haubensteig kauft Weiderecht im Stadtallmey {<text:a xlink:type="simple" xlink:href="../Quellen/Fuerststift_Kempten/Urkunde_1127/" office:name=""><text:span text:style-name="Definition">Urkunde 1127</text:span></text:a>}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Vorname(n)</text:p>
            </table:table-cell>
            <table:table-cell table:style-name="TableHeaderRowCell" office:value-type="string">
              <text:p text:style-name="Table_20_Heading">Ereignis (* = Geburt, &amp; = Hochzeit, + = Tod, [] = Beruf, {} = Quelle)</text:p>
            </table:table-cell>
          </table:table-row>
        </table:table-header-rows>
        <table:table-row>
          <table:table-cell table:style-name="TableRowCell" office:value-type="string">
            <text:p text:style-name="Table_20_Contents">Baltasar</text:p>
          </table:table-cell>
          <table:table-cell table:style-name="TableRowCell" office:value-type="string">
            <text:p text:style-name="Table_20_Contents">&amp; Ursula Schneider, +1646 (vermutlich verwandt) {<text:a xlink:type="simple" xlink:href="https://data.matricula-online.eu/de/deutschland/augsburg/haldenwang-bei-kempten/1-S/?pg=1" office:name=""><text:span text:style-name="Definition">Sterbe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 von Baltasar: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Georg</text:span></text:p>
          </table:table-cell>
          <table:table-cell table:style-name="TableRowCell" office:value-type="string">
            <text:p text:style-name="Table_20_Contents">&amp;1649 mit Sabina Brenberg(+1652) &amp;1654 mit Maria Heslin in Börwang [Hauptmann und Wirt] (vermutlich verwandt) {<text:a xlink:type="simple" xlink:href="https://data.matricula-online.eu/de/deutschland/augsburg/haldenwang-bei-kempten/1-H/?pg=11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er von Georg &amp; Sabina / Maria: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&amp;1663 mit Maria Briechler in Börwang {<text:a xlink:type="simple" xlink:href="https://data.matricula-online.eu/de/deutschland/augsburg/haldenwang-bei-kempten/1-H/?pg=19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49 in Börwang (vermutlich verwandt) {<text:a xlink:type="simple" xlink:href="https://data.matricula-online.eu/de/deutschland/augsburg/haldenwang-bei-kempten/1-T-1/?pg=10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Catharina</text:p>
          </table:table-cell>
          <table:table-cell table:style-name="TableRowCell" office:value-type="string">
            <text:p text:style-name="Table_20_Contents">*1651 in B. +1654 (vermutlich verwandt) {<text:a xlink:type="simple" xlink:href="https://data.matricula-online.eu/de/deutschland/augsburg/haldenwang-bei-kempten/1-T-1/?pg=2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Ursula</text:p>
          </table:table-cell>
          <table:table-cell table:style-name="TableRowCell" office:value-type="string">
            <text:p text:style-name="Table_20_Contents">*1655 in B. (vermutlich verwandt) {<text:a xlink:type="simple" xlink:href="https://data.matricula-online.eu/de/deutschland/augsburg/haldenwang-bei-kempten/1-T-1/?pg=41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Elisabeth</text:p>
          </table:table-cell>
          <table:table-cell table:style-name="TableRowCell" office:value-type="string">
            <text:p text:style-name="Table_20_Contents">*1656 in B. (vermutlich verwandt) {<text:a xlink:type="simple" xlink:href="https://data.matricula-online.eu/de/deutschland/augsburg/haldenwang-bei-kempten/1-T-1/?pg=4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Regina</text:p>
          </table:table-cell>
          <table:table-cell table:style-name="TableRowCell" office:value-type="string">
            <text:p text:style-name="Table_20_Contents">*1657 in B. (vermutlich verwandt) {<text:a xlink:type="simple" xlink:href="https://data.matricula-online.eu/de/deutschland/augsburg/haldenwang-bei-kempten/1-T-1/?pg=51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59 in B. (vermutlich verwandt) {<text:a xlink:type="simple" xlink:href="https://data.matricula-online.eu/de/deutschland/augsburg/haldenwang-bei-kempten/1-T-1/?pg=57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er von Johann Georg &amp; Maria:</text:span>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64 in Börwang (Haldenwang)</text:p>
          </table:table-cell>
        </table:table-row>
        <table:table-row>
          <table:table-cell table:style-name="TableRowCell" office:value-type="string">
            <text:p text:style-name="Table_20_Contents">Roman</text:p>
          </table:table-cell>
          <table:table-cell table:style-name="TableRowCell" office:value-type="string">
            <text:p text:style-name="Table_20_Contents">*1665 in B.</text:p>
          </table:table-cell>
        </table:table-row>
        <table:table-row>
          <table:table-cell table:style-name="TableRowCell" office:value-type="string">
            <text:p text:style-name="Table_20_Contents">Rosina</text:p>
          </table:table-cell>
          <table:table-cell table:style-name="TableRowCell" office:value-type="string">
            <text:p text:style-name="Table_20_Contents">*1666 in B.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667 in B.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69 in B.</text:p>
          </table:table-cell>
        </table:table-row>
        <table:table-row>
          <table:table-cell table:style-name="TableRowCell" office:value-type="string">
            <text:p text:style-name="Table_20_Contents">Barbara</text:p>
          </table:table-cell>
          <table:table-cell table:style-name="TableRowCell" office:value-type="string">
            <text:p text:style-name="Table_20_Contents">*1670 in B.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1 in B.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3 in B.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5 in B.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7 in B.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79 in B.</text:p>
          </table:table-cell>
        </table:table-row>
        <table:table-row>
          <table:table-cell table:style-name="TableRowCell" office:value-type="string">
            <text:p text:style-name="Table_20_Contents"><text:span text:style-name="T1">Mang</text:span></text:p>
          </table:table-cell>
          <table:table-cell table:style-name="TableRowCell" office:value-type="string">
            <text:p text:style-name="Table_20_Contents">*1680 in B., &amp;1717 Anna Maria Geiger in B.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81 in B.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683 in B.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er von Mang &amp; Anna Maria:</text:span>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718 in Börwang (Haldenwang) {<text:a xlink:type="simple" xlink:href="https://data.matricula-online.eu/de/deutschland/augsburg/haldenwang-bei-kempten/3-T/?pg=3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1719 in B.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721 in B.</text:p>
          </table:table-cell>
        </table:table-row>
        <table:table-row>
          <table:table-cell table:style-name="TableRowCell" office:value-type="string">
            <text:p text:style-name="Table_20_Contents">Johannes?</text:p>
          </table:table-cell>
          <table:table-cell table:style-name="TableRowCell" office:value-type="string">
            <text:p text:style-name="Table_20_Contents">*1723 in B.</text:p>
          </table:table-cell>
        </table:table-row>
        <table:table-row>
          <table:table-cell table:style-name="TableRowCell" office:value-type="string">
            <text:p text:style-name="Table_20_Contents"><text:span text:style-name="T1">Josef</text:span></text:p>
          </table:table-cell>
          <table:table-cell table:style-name="TableRowCell" office:value-type="string">
            <text:p text:style-name="Table_20_Contents">*1725 in B., &amp;11.08.1757 Anastasia Trunzer in Untrasried, +06.04.1773 in Waizenried (Untrasried)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1726 in B.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er von Josef &amp; Anastasia:</text:span></text:p>
          </table:table-cell>
        </table:table-row>
        <table:table-row>
          <table:table-cell table:style-name="TableRowCell" office:value-type="string">
            <text:p text:style-name="Table_20_Contents">Anna Barbara</text:p>
          </table:table-cell>
          <table:table-cell table:style-name="TableRowCell" office:value-type="string">
            <text:p text:style-name="Table_20_Contents">*23.03.1758 in Weizenried 79 bei Untrasried (jetzt Schindele-Hof) &amp;23.05.1793 mit Prack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23.07.1760 in W., +01.08.1760 mit nur 9 Tagen</text:p>
          </table:table-cell>
        </table:table-row>
        <table:table-row>
          <table:table-cell table:style-name="TableRowCell" office:value-type="string">
            <text:p text:style-name="Table_20_Contents"><text:span text:style-name="T1">Leonhard</text:span></text:p>
          </table:table-cell>
          <table:table-cell table:style-name="TableRowCell" office:value-type="string">
            <text:p text:style-name="Table_20_Contents">*04.11.1761 in W, &amp;11.7.1785 mit Maria Adelheid Waldmann, +09.03.1814 [Bauer]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08.10.1762 in W. +1762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8.07.1764 in W. &amp;04.02.1788 mit Stehele … nach Mittelberg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26.10.1765 in W. +04.01.1766 mit nur 2 Monaten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06.07.1768 in W.</text:p>
          </table:table-cell>
        </table:table-row>
        <table:table-row>
          <table:table-cell table:style-name="TableRowCell" office:value-type="string">
            <text:p text:style-name="Table_20_Contents">Afra</text:p>
          </table:table-cell>
          <table:table-cell table:style-name="TableRowCell" office:value-type="string">
            <text:p text:style-name="Table_20_Contents">*06.08.1769 in W. +10.09.1769 mit nur 1 Monat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08.11.1770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31.12.1772 in W. +18.08.1773 mit nur 7 Monaten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'+23.10.1773 (notgetauft)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.02.1775 in W. +09.03.1775 mit nur 21 Tagen</text:p>
          </table:table-cell>
        </table:table-row>
        <table:table-row>
          <table:table-cell table:style-name="TableRowCell" office:value-type="string">
            <text:p text:style-name="Table_20_Contents">Franz Josef</text:p>
          </table:table-cell>
          <table:table-cell table:style-name="TableRowCell" office:value-type="string">
            <text:p text:style-name="Table_20_Contents">*14.02.1776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er von Leonhard &amp; Maria:</text:span>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07.07.1786 in Weizenried 79 bei Untrasried, +13.07.1786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29.08.1787 in W. +04.09.1787 (nur 6 Tage)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'+24.09.1788 (notgetauft)</text:p>
          </table:table-cell>
        </table:table-row>
        <table:table-row>
          <table:table-cell table:style-name="TableRowCell" office:value-type="string">
            <text:p text:style-name="Table_20_Contents">Genovefa</text:p>
          </table:table-cell>
          <table:table-cell table:style-name="TableRowCell" office:value-type="string">
            <text:p text:style-name="Table_20_Contents">*03.01.1790 in W. +09.01.1790 (nur 6 Tage)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*20.04.1791 in W., &amp; mit Maurus ... &amp; mit Kreszentia Reichart, +06.06.1865 [Bauer]</text:p>
          </table:table-cell>
        </table:table-row>
        <table:table-row>
          <table:table-cell table:style-name="TableRowCell" office:value-type="string">
            <text:p text:style-name="Table_20_Contents">M. Afra</text:p>
          </table:table-cell>
          <table:table-cell table:style-name="TableRowCell" office:value-type="string">
            <text:p text:style-name="Table_20_Contents">*05.08.1794 in W.</text:p>
          </table:table-cell>
        </table:table-row>
        <table:table-row>
          <table:table-cell table:style-name="TableRowCell" office:value-type="string">
            <text:p text:style-name="Table_20_Contents">Ulrich</text:p>
          </table:table-cell>
          <table:table-cell table:style-name="TableRowCell" office:value-type="string">
            <text:p text:style-name="Table_20_Contents">*04.07.1796 in W. +17.09.1861 in Burg &amp; mit Creszentia Hartmann, *25.12.1791</text:p>
          </table:table-cell>
        </table:table-row>
        <table:table-row>
          <table:table-cell table:style-name="TableRowCell" office:value-type="string">
            <text:p text:style-name="Table_20_Contents">Franziska</text:p>
          </table:table-cell>
          <table:table-cell table:style-name="TableRowCell" office:value-type="string">
            <text:p text:style-name="Table_20_Contents">*03.10.1797 in W.</text:p>
          </table:table-cell>
        </table:table-row>
        <table:table-row>
          <table:table-cell table:style-name="TableRowCell" office:value-type="string">
            <text:p text:style-name="Table_20_Contents">Johann Baptist</text:p>
          </table:table-cell>
          <table:table-cell table:style-name="TableRowCell" office:value-type="string">
            <text:p text:style-name="Table_20_Contents">*23.06.1799 in W., +13.02.1875 in Engetried &amp; Maria Kreszenz Epp *10.09.1798 +06.12.1862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6.07.1805 in W., +1.7.1810 mit nur 5 Jahren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er von Johann Georg:</text:span>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03.02.1818 in Weizenried 79 bei Untrasried, +06.02.1818 mit nur 3 Tagen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2.10.1819 in W., +14.07.1867 in Kraftisried?</text:p>
          </table:table-cell>
        </table:table-row>
        <table:table-row>
          <table:table-cell table:style-name="TableRowCell" office:value-type="string">
            <text:p text:style-name="Table_20_Contents">Karolina</text:p>
          </table:table-cell>
          <table:table-cell table:style-name="TableRowCell" office:value-type="string">
            <text:p text:style-name="Table_20_Contents">*16.03.1821 in W.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13.05.1822 in W. +19.05.1822 mit nur 6 Tagen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4.08.1823 in W. +24.04.1830</text:p>
          </table:table-cell>
        </table:table-row>
        <table:table-row>
          <table:table-cell table:style-name="TableRowCell" office:value-type="string">
            <text:p text:style-name="Table_20_Contents">Johann ?</text:p>
          </table:table-cell>
          <table:table-cell table:style-name="TableRowCell" office:value-type="string">
            <text:p text:style-name="Table_20_Contents">*02.08.1824 in W. +28.08.1824 mit nur 1 Monat</text:p>
          </table:table-cell>
        </table:table-row>
        <table:table-row>
          <table:table-cell table:style-name="TableRowCell" office:value-type="string">
            <text:p text:style-name="Table_20_Contents">Ignaz</text:p>
          </table:table-cell>
          <table:table-cell table:style-name="TableRowCell" office:value-type="string">
            <text:p text:style-name="Table_20_Contents">*31.07.1825 in W. +17.09.1825 mit nur 46 Tagen</text:p>
          </table:table-cell>
        </table:table-row>
        <table:table-row>
          <table:table-cell table:style-name="TableRowCell" office:value-type="string">
            <text:p text:style-name="Table_20_Contents">M. Josefa</text:p>
          </table:table-cell>
          <table:table-cell table:style-name="TableRowCell" office:value-type="string">
            <text:p text:style-name="Table_20_Contents">*31.10.1826 in W.</text:p>
          </table:table-cell>
        </table:table-row>
        <table:table-row>
          <table:table-cell table:style-name="TableRowCell" office:value-type="string">
            <text:p text:style-name="Table_20_Contents">Johannes Chrysostomus</text:p>
          </table:table-cell>
          <table:table-cell table:style-name="TableRowCell" office:value-type="string">
            <text:p text:style-name="Table_20_Contents">*09.02.1828 in W. +1907 in Obg. &amp;24.11.1862 Maria Antonia Schindele (zog als Privatier nach Obg.)</text:p>
          </table:table-cell>
        </table:table-row>
        <table:table-row>
          <table:table-cell table:style-name="TableRowCell" office:value-type="string">
            <text:p text:style-name="Table_20_Contents">Johann L.</text:p>
          </table:table-cell>
          <table:table-cell table:style-name="TableRowCell" office:value-type="string">
            <text:p text:style-name="Table_20_Contents">*24.06.1829 in W. +02.03.1830</text:p>
          </table:table-cell>
        </table:table-row>
        <table:table-row>
          <table:table-cell table:style-name="TableRowCell" office:value-type="string">
            <text:p text:style-name="Table_20_Contents"><text:span text:style-name="T1">Theresia</text:span></text:p>
          </table:table-cell>
          <table:table-cell table:style-name="TableRowCell" office:value-type="string">
            <text:p text:style-name="Table_20_Contents">*01.06.1831 in W. +25.11.1901 in Ostenried 71 (Untrasried) [Privatiere] {Sterbebild}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20.10.1832 in W. +1915 in Albrechts</text:p>
          </table:table-cell>
        </table:table-row>
        <table:table-row>
          <table:table-cell table:style-name="TableRowCell" office:value-type="string">
            <text:p text:style-name="Table_20_Contents">Alois</text:p>
          </table:table-cell>
          <table:table-cell table:style-name="TableRowCell" office:value-type="string">
            <text:p text:style-name="Table_20_Contents">*24.03.1834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9.11.1835 in W. +03.04.1880 in Ostenried 71</text:p>
          </table:table-cell>
        </table:table-row>
        <table:table-row>
          <table:table-cell table:style-name="TableRowCell" office:value-type="string">
            <text:p text:style-name="Table_20_Contents">Johann Heinrich</text:p>
          </table:table-cell>
          <table:table-cell table:style-name="TableRowCell" office:value-type="string">
            <text:p text:style-name="Table_20_Contents">*27.04.1837 in W. &amp;21.2.1881 in Altdorf mit Maria Anna T. (2 Monate Hof, Trübsinn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 von Theresia</text:span>: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*09.05.1868 in Ostenried 71 bei Untrasried +05.01.1933 &amp; Apollonia Mayr *09.02.1870 +08.12.1957 [Bauer]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er von Johann Georg &amp; Apollonia: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Johann</text:span></text:p>
          </table:table-cell>
          <table:table-cell table:style-name="TableRowCell" office:value-type="string">
            <text:p text:style-name="Table_20_Contents">*30.12.1895 in Ostenried +29.05.1955 in Albrechts &amp; Sophie Hartmann *23.03.1904 +30.09.1977 [Bauer]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25.01.1897 in Ostenried +05.01.1990</text:p>
          </table:table-cell>
        </table:table-row>
        <table:table-row>
          <table:table-cell table:style-name="TableRowCell" office:value-type="string">
            <text:p text:style-name="Table_20_Contents">Theresia</text:p>
          </table:table-cell>
          <table:table-cell table:style-name="TableRowCell" office:value-type="string">
            <text:p text:style-name="Table_20_Contents">*27.04.1902 in Ostenried +25.06.1987 &amp; Johann Kustermann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9.04.1903 in Ostenried +19.04.1903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3.08.1906 in Albrechts +09.05.1935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10.12.1907 in Albrechts +28.09.1942 bei Leningrad, Russland {Sterbebild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Kinder von Johann &amp; Sophie:</text:span>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21.01.1935 in Albrechts 12 (Günzach) +19.03.1935</text:p>
          </table:table-cell>
        </table:table-row>
        <table:table-row>
          <table:table-cell table:style-name="TableRowCell" office:value-type="string">
            <text:p text:style-name="Table_20_Contents">Amalie Maria Anna</text:p>
          </table:table-cell>
          <table:table-cell table:style-name="TableRowCell" office:value-type="string">
            <text:p text:style-name="Table_20_Contents">*20.02.1936 in A.</text:p>
          </table:table-cell>
        </table:table-row>
        <table:table-row>
          <table:table-cell table:style-name="TableRowCell" office:value-type="string">
            <text:p text:style-name="Table_20_Contents">Apollonia Theresia</text:p>
          </table:table-cell>
          <table:table-cell table:style-name="TableRowCell" office:value-type="string">
            <text:p text:style-name="Table_20_Contents">*29.05.1937 in A.</text:p>
          </table:table-cell>
        </table:table-row>
        <table:table-row>
          <table:table-cell table:style-name="TableRowCell" office:value-type="string">
            <text:p text:style-name="Table_20_Contents">Johann</text:p>
          </table:table-cell>
          <table:table-cell table:style-name="TableRowCell" office:value-type="string">
            <text:p text:style-name="Table_20_Contents">*05.12.1938 in A. &amp; Rosmarie Höbel *18.12.1947 [Bauer]</text:p>
          </table:table-cell>
        </table:table-row>
        <table:table-row>
          <table:table-cell table:style-name="TableRowCell" office:value-type="string">
            <text:p text:style-name="Table_20_Contents">Theodor Konrad</text:p>
          </table:table-cell>
          <table:table-cell table:style-name="TableRowCell" office:value-type="string">
            <text:p text:style-name="Table_20_Contents">*12.11.1942 in A. &amp; Sigrun Friede *01.04.1949 in Radolfzell [Molkerei-Meister]</text:p>
          </table:table-cell>
        </table:table-row>
      </table:table>
      <text:h text:style-name="Heading_20_2" text:outline-level="2"><text:bookmark-start text:name="header-n369"/>Danksagung<text:bookmark-end text:name="header-n369"/></text:h>
      <text:p text:style-name="First_20_paragraph">Vielen Dank an Karl Fleschutz und an seinen Vater für ihre wertvolle Chronik. Vielen Dank an Bernhard für die Sterbebilder und an Jörg für den Hinweis zu Matricula Onlin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17T14:17:11Z</meta:creation-date>
    <dc:date>2025-01-17T14:17:11Z</dc:date>
  </office:meta>
</office:document-meta>
</file>